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2.14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288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replay_buffer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ode size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Risultati</text:p>
          </table:table-cell>
        </table:table-row>
        <table:table-row table:style-name="ro1">
          <table:table-cell office:value-type="string" calcext:value-type="string">
            <text:p>DDQN vanilla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Circa 140 (cumulative reward su episodio) converge e risolve</text:p>
          </table:table-cell>
        </table:table-row>
        <table:table-row table:style-name="ro1">
          <table:table-cell office:value-type="string" calcext:value-type="string">
            <text:p>DDQN AE esterno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5-1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Circa -130 (//) converge su un minimo locale, non risolve</text:p>
          </table:table-cell>
        </table:table-row>
        <table:table-row table:style-name="ro1">
          <table:table-cell office:value-type="string" calcext:value-type="string">
            <text:p>DDQN AE esterno non normalizzato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string" calcext:value-type="string">
            <text:p>DDQN AE esterno non normalizzato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DDQN AE esterno non normalizzato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float" office:value="99.54" calcext:value-type="float">
            <text:p>99.54</text:p>
          </table:table-cell>
        </table:table-row>
        <table:table-row table:style-name="ro1">
          <table:table-cell office:value-type="string" calcext:value-type="string">
            <text:p>DDQN AE esterno non normalizzato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DQN AE esterno non normalizzato</text:p>
          </table:table-cell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DDQN AE esterno non normalizzato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64" calcext:value-type="float">
            <text:p>64</text:p>
          </table:table-cell>
          <table:table-cell office:value-type="float" office:value="300" calcext:value-type="float">
            <text:p>300</text:p>
          </table:table-cell>
          <table:table-cell office:value-type="float" office:value="0.05" calcext:value-type="float">
            <text:p>0.0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DQN AE esterno non normalizzato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DDQN AE esterno non normalizzato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DQN AE esterno non normalizzato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umbel AE Interno non norm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*10</text:p>
          </table:table-cell>
          <table:table-cell office:value-type="float" office:value="0.05" calcext:value-type="float">
            <text:p>0.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DQN AE interno non normalizzato no pretrain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&gt;120</text:p>
          </table:table-cell>
        </table:table-row>
        <table:table-row table:style-name="ro1">
          <table:table-cell office:value-type="string" calcext:value-type="string">
            <text:p>Gumbel AE Interno non norm no pretrain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*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AMMER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12:39:06.158412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11:22:17.871650852</meta:creation-date>
    <dc:date>2020-10-02T12:51:45.622019997</dc:date>
    <meta:editing-duration>PT1H34M44S</meta:editing-duration>
    <meta:editing-cycles>7</meta:editing-cycles>
    <meta:generator>LibreOffice/6.0.7.3$Linux_X86_64 LibreOffice_project/00m0$Build-3</meta:generator>
    <meta:document-statistic meta:table-count="1" meta:cell-count="104" meta:object-count="0"/>
  </office:meta>
</office:document-meta>
</file>